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t (h)</text:p>
          </table:table-cell>
          <table:table-cell office:value-type="string">
            <text:p>V ((microm)^3)</text:p>
          </table:table-cell>
          <table:table-cell office:value-type="string">
            <text:p>m (g)</text:p>
          </table:table-cell>
          <table:table-cell office:value-type="string">
            <text:p>n (mol)</text:p>
          </table:table-cell>
          <table:table-cell office:value-type="string">
            <text:p>c (mM)</text:p>
          </table:table-cell>
          <table:table-cell office:value-type="string">
            <text:p>hz density (g/cm^3)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0672">
            <text:p>0.0672</text:p>
          </table:table-cell>
          <table:table-cell table:formula="of:=[.$G$1]*[.B2]*10^(-12)" office:value-type="float" office:value="0.000000000000096768">
            <text:p>9.6768E-014</text:p>
          </table:table-cell>
          <table:table-cell table:formula="of:=[.C2]/[.$G$2]" office:value-type="float" office:value="7.87404201718622E-017">
            <text:p>7.87404201718622E-017</text:p>
          </table:table-cell>
          <table:table-cell/>
          <table:table-cell office:value-type="string">
            <text:p>hz mw (g/mol)</text:p>
          </table:table-cell>
          <table:table-cell office:value-type="float" office:value="1228.9495">
            <text:p>1228.9495</text:p>
          </table:table-cell>
        </table:table-row>
        <table:table-row table:style-name="ro1">
          <table:table-cell office:value-type="float" office:value="0.114">
            <text:p>0.114</text:p>
          </table:table-cell>
          <table:table-cell office:value-type="float" office:value="0.0235">
            <text:p>0.0235</text:p>
          </table:table-cell>
          <table:table-cell table:formula="of:=[.$G$1]*[.B3]*10^(-12)" office:value-type="float" office:value="0.00000000000003384">
            <text:p>3.384E-014</text:p>
          </table:table-cell>
          <table:table-cell table:formula="of:=[.C3]/[.$G$2]" office:value-type="float" office:value="2.75357124112911E-017">
            <text:p>2.75357124112911E-017</text:p>
          </table:table-cell>
          <table:table-cell table:number-columns-repeated="3"/>
        </table:table-row>
        <table:table-row table:style-name="ro1">
          <table:table-cell office:value-type="float" office:value="18.1">
            <text:p>18.1</text:p>
          </table:table-cell>
          <table:table-cell office:value-type="float" office:value="0.249">
            <text:p>0.249</text:p>
          </table:table-cell>
          <table:table-cell table:formula="of:=[.$G$1]*[.B4]*10^(-12)" office:value-type="float" office:value="0.00000000000035856">
            <text:p>3.5856E-013</text:p>
          </table:table-cell>
          <table:table-cell table:formula="of:=[.C4]/[.$G$2]" office:value-type="float" office:value="2.91761378315382E-016">
            <text:p>2.91761378315382E-016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316">
            <text:p>0.316</text:p>
          </table:table-cell>
          <table:table-cell table:formula="of:=[.$G$1]*[.B5]*10^(-12)" office:value-type="float" office:value="0.00000000000045504">
            <text:p>4.5504E-013</text:p>
          </table:table-cell>
          <table:table-cell table:formula="of:=[.C5]/[.$G$2]" office:value-type="float" office:value="3.70267451998638E-016">
            <text:p>3.70267451998638E-016</text:p>
          </table:table-cell>
          <table:table-cell table:number-columns-repeated="3"/>
        </table:table-row>
        <table:table-row table:style-name="ro1">
          <table:table-cell office:value-type="float" office:value="23.1">
            <text:p>23.1</text:p>
          </table:table-cell>
          <table:table-cell office:value-type="float" office:value="0.339">
            <text:p>0.339</text:p>
          </table:table-cell>
          <table:table-cell table:formula="of:=[.$G$1]*[.B6]*10^(-12)" office:value-type="float" office:value="0.00000000000048816">
            <text:p>4.8816E-013</text:p>
          </table:table-cell>
          <table:table-cell table:formula="of:=[.C6]/[.$G$2]" office:value-type="float" office:value="3.97217298188412E-016">
            <text:p>3.97217298188412E-016</text:p>
          </table:table-cell>
          <table:table-cell table:number-columns-repeated="3"/>
        </table:table-row>
        <table:table-row table:style-name="ro1">
          <table:table-cell office:value-type="float" office:value="26.1">
            <text:p>26.1</text:p>
          </table:table-cell>
          <table:table-cell office:value-type="float" office:value="0.551">
            <text:p>0.551</text:p>
          </table:table-cell>
          <table:table-cell table:formula="of:=[.$G$1]*[.B7]*10^(-12)" office:value-type="float" office:value="0.00000000000079344">
            <text:p>7.9344E-013</text:p>
          </table:table-cell>
          <table:table-cell table:formula="of:=[.C7]/[.$G$2]" office:value-type="float" office:value="6.45624576111549E-016">
            <text:p>6.45624576111549E-016</text:p>
          </table:table-cell>
          <table:table-cell table:number-columns-repeated="3"/>
        </table:table-row>
        <table:table-row table:style-name="ro1">
          <table:table-cell office:value-type="float" office:value="29.8">
            <text:p>29.8</text:p>
          </table:table-cell>
          <table:table-cell office:value-type="float" office:value="0.538">
            <text:p>0.538</text:p>
          </table:table-cell>
          <table:table-cell table:formula="of:=[.$G$1]*[.B8]*10^(-12)" office:value-type="float" office:value="0.00000000000077472">
            <text:p>7.7472E-013</text:p>
          </table:table-cell>
          <table:table-cell table:formula="of:=[.C8]/[.$G$2]" office:value-type="float" office:value="6.30392054352111E-016">
            <text:p>6.30392054352111E-016</text:p>
          </table:table-cell>
          <table:table-cell table:number-columns-repeated="3"/>
        </table:table-row>
        <table:table-row table:style-name="ro1">
          <table:table-cell office:value-type="float" office:value="24.1">
            <text:p>24.1</text:p>
          </table:table-cell>
          <table:table-cell office:value-type="float" office:value="0.339">
            <text:p>0.339</text:p>
          </table:table-cell>
          <table:table-cell table:formula="of:=[.$G$1]*[.B9]*10^(-12)" office:value-type="float" office:value="0.00000000000048816">
            <text:p>4.8816E-013</text:p>
          </table:table-cell>
          <table:table-cell table:formula="of:=[.C9]/[.$G$2]" office:value-type="float" office:value="3.97217298188412E-016">
            <text:p>3.97217298188412E-016</text:p>
          </table:table-cell>
          <table:table-cell table:number-columns-repeated="3"/>
        </table:table-row>
        <table:table-row table:style-name="ro1">
          <table:table-cell office:value-type="float" office:value="21.8">
            <text:p>21.8</text:p>
          </table:table-cell>
          <table:table-cell office:value-type="float" office:value="0.266">
            <text:p>0.266</text:p>
          </table:table-cell>
          <table:table-cell table:formula="of:=[.$G$1]*[.B10]*10^(-12)" office:value-type="float" office:value="0.00000000000038304">
            <text:p>3.8304E-013</text:p>
          </table:table-cell>
          <table:table-cell table:formula="of:=[.C10]/[.$G$2]" office:value-type="float" office:value="3.11680829846955E-016">
            <text:p>3.11680829846955E-016</text:p>
          </table:table-cell>
          <table:table-cell table:number-columns-repeated="3"/>
        </table:table-row>
        <table:table-row table:style-name="ro1">
          <table:table-cell office:value-type="float" office:value="14.1">
            <text:p>14.1</text:p>
          </table:table-cell>
          <table:table-cell office:value-type="float" office:value="0.0639">
            <text:p>0.0639</text:p>
          </table:table-cell>
          <table:table-cell table:formula="of:=[.$G$1]*[.B11]*10^(-12)" office:value-type="float" office:value="0.000000000000092016">
            <text:p>9.2016E-014</text:p>
          </table:table-cell>
          <table:table-cell table:formula="of:=[.C11]/[.$G$2]" office:value-type="float" office:value="7.48737031098511E-017">
            <text:p>7.48737031098511E-017</text:p>
          </table:table-cell>
          <table:table-cell table:number-columns-repeated="3"/>
        </table:table-row>
        <table:table-row table:style-name="ro1">
          <table:table-cell office:value-type="float" office:value="4.09">
            <text:p>4.09</text:p>
          </table:table-cell>
          <table:table-cell office:value-type="float" office:value="0.00656">
            <text:p>0.00656</text:p>
          </table:table-cell>
          <table:table-cell table:formula="of:=[.$G$1]*[.B12]*10^(-12)" office:value-type="float" office:value="9.4464E-015">
            <text:p>9.4464E-015</text:p>
          </table:table-cell>
          <table:table-cell table:formula="of:=[.C12]/[.$G$2]" office:value-type="float" office:value="7.68656482630084E-018">
            <text:p>7.68656482630084E-018</text:p>
          </table:table-cell>
          <table:table-cell table:number-columns-repeated="3"/>
        </table:table-row>
        <table:table-row table:style-name="ro1">
          <table:table-cell office:value-type="float" office:value="10.2">
            <text:p>10.2</text:p>
          </table:table-cell>
          <table:table-cell office:value-type="float" office:value="0.0393">
            <text:p>0.0393</text:p>
          </table:table-cell>
          <table:table-cell table:formula="of:=[.$G$1]*[.B13]*10^(-12)" office:value-type="float" office:value="0.000000000000056592">
            <text:p>5.6592E-014</text:p>
          </table:table-cell>
          <table:table-cell table:formula="of:=[.C13]/[.$G$2]" office:value-type="float" office:value="4.6049085011223E-017">
            <text:p>4.6049085011223E-017</text:p>
          </table:table-cell>
          <table:table-cell table:number-columns-repeated="3"/>
        </table:table-row>
        <table:table-row table:style-name="ro1">
          <table:table-cell office:value-type="float" office:value="14.3">
            <text:p>14.3</text:p>
          </table:table-cell>
          <table:table-cell office:value-type="float" office:value="0.0131">
            <text:p>0.0131</text:p>
          </table:table-cell>
          <table:table-cell table:formula="of:=[.$G$1]*[.B14]*10^(-12)" office:value-type="float" office:value="0.000000000000018864">
            <text:p>1.8864E-014</text:p>
          </table:table-cell>
          <table:table-cell table:formula="of:=[.C14]/[.$G$2]" office:value-type="float" office:value="1.5349695003741E-017">
            <text:p>1.5349695003741E-017</text:p>
          </table:table-cell>
          <table:table-cell table:number-columns-repeated="3"/>
        </table:table-row>
        <table:table-row table:style-name="ro1">
          <table:table-cell office:value-type="float" office:value="17.8">
            <text:p>17.8</text:p>
          </table:table-cell>
          <table:table-cell office:value-type="float" office:value="0.161">
            <text:p>0.161</text:p>
          </table:table-cell>
          <table:table-cell table:formula="of:=[.$G$1]*[.B15]*10^(-12)" office:value-type="float" office:value="0.00000000000023184">
            <text:p>2.3184E-013</text:p>
          </table:table-cell>
          <table:table-cell table:formula="of:=[.C15]/[.$G$2]" office:value-type="float" office:value="1.8864892332842E-016">
            <text:p>1.8864892332842E-016</text:p>
          </table:table-cell>
          <table:table-cell table:number-columns-repeated="3"/>
        </table:table-row>
        <table:table-row table:style-name="ro1">
          <table:table-cell office:value-type="float" office:value="19.9">
            <text:p>19.9</text:p>
          </table:table-cell>
          <table:table-cell office:value-type="float" office:value="0.167">
            <text:p>0.167</text:p>
          </table:table-cell>
          <table:table-cell table:formula="of:=[.$G$1]*[.B16]*10^(-12)" office:value-type="float" office:value="0.00000000000024048">
            <text:p>2.4048E-013</text:p>
          </table:table-cell>
          <table:table-cell table:formula="of:=[.C16]/[.$G$2]" office:value-type="float" office:value="1.95679317986622E-016">
            <text:p>1.95679317986622E-016</text:p>
          </table:table-cell>
          <table:table-cell table:number-columns-repeated="3"/>
        </table:table-row>
        <table:table-row table:style-name="ro1">
          <table:table-cell office:value-type="float" office:value="21.9">
            <text:p>21.9</text:p>
          </table:table-cell>
          <table:table-cell office:value-type="float" office:value="0.236">
            <text:p>0.236</text:p>
          </table:table-cell>
          <table:table-cell table:formula="of:=[.$G$1]*[.B17]*10^(-12)" office:value-type="float" office:value="0.00000000000033984">
            <text:p>3.3984E-013</text:p>
          </table:table-cell>
          <table:table-cell table:formula="of:=[.C17]/[.$G$2]" office:value-type="float" office:value="2.76528856555945E-016">
            <text:p>2.76528856555945E-016</text:p>
          </table:table-cell>
          <table:table-cell table:number-columns-repeated="3"/>
        </table:table-row>
        <table:table-row table:style-name="ro1">
          <table:table-cell office:value-type="float" office:value="24.1">
            <text:p>24.1</text:p>
          </table:table-cell>
          <table:table-cell office:value-type="float" office:value="0.23">
            <text:p>0.23</text:p>
          </table:table-cell>
          <table:table-cell table:formula="of:=[.$G$1]*[.B18]*10^(-12)" office:value-type="float" office:value="0.0000000000003312">
            <text:p>3.312E-013</text:p>
          </table:table-cell>
          <table:table-cell table:formula="of:=[.C18]/[.$G$2]" office:value-type="float" office:value="2.69498461897743E-016">
            <text:p>2.69498461897743E-016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485">
            <text:p>0.485</text:p>
          </table:table-cell>
          <table:table-cell table:formula="of:=[.$G$1]*[.B19]*10^(-12)" office:value-type="float" office:value="0.0000000000006984">
            <text:p>6.984E-013</text:p>
          </table:table-cell>
          <table:table-cell table:formula="of:=[.C19]/[.$G$2]" office:value-type="float" office:value="5.68290234871327E-016">
            <text:p>5.68290234871327E-016</text:p>
          </table:table-cell>
          <table:table-cell table:number-columns-repeated="3"/>
        </table:table-row>
        <table:table-row table:style-name="ro1">
          <table:table-cell office:value-type="float" office:value="27.5">
            <text:p>27.5</text:p>
          </table:table-cell>
          <table:table-cell office:value-type="float" office:value="0.554">
            <text:p>0.554</text:p>
          </table:table-cell>
          <table:table-cell table:formula="of:=[.$G$1]*[.B20]*10^(-12)" office:value-type="float" office:value="0.00000000000079776">
            <text:p>7.9776E-013</text:p>
          </table:table-cell>
          <table:table-cell table:formula="of:=[.C20]/[.$G$2]" office:value-type="float" office:value="6.4913977344065E-016">
            <text:p>6.4913977344065E-016</text:p>
          </table:table-cell>
          <table:table-cell table:number-columns-repeated="3"/>
        </table:table-row>
        <table:table-row table:style-name="ro1">
          <table:table-cell office:value-type="float" office:value="32.2">
            <text:p>32.2</text:p>
          </table:table-cell>
          <table:table-cell office:value-type="float" office:value="0.511">
            <text:p>0.511</text:p>
          </table:table-cell>
          <table:table-cell table:formula="of:=[.$G$1]*[.B21]*10^(-12)" office:value-type="float" office:value="0.00000000000073584">
            <text:p>7.3584E-013</text:p>
          </table:table-cell>
          <table:table-cell table:formula="of:=[.C21]/[.$G$2]" office:value-type="float" office:value="5.98755278390202E-016">
            <text:p>5.98755278390202E-016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9/05/2018</text:date>, <text:time>09:55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6:40:35</meta:creation-date>
    <dc:date>2018-09-05T09:55:29</dc:date>
    <meta:editing-duration>PT38M52S</meta:editing-duration>
    <meta:editing-cycles>6</meta:editing-cycles>
    <meta:generator>OpenOffice/4.1.3$Unix OpenOffice.org_project/413m1$Build-9783</meta:generator>
    <meta:document-statistic meta:table-count="3" meta:cell-count="89" meta:object-count="0"/>
  </office:meta>
</office:document-meta>
</file>